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style:font-name="Ubuntu" fo:font-size="12pt" fo:font-weight="normal" officeooo:paragraph-rsid="000306a0" style:font-size-asian="12pt" style:font-size-complex="12pt"/>
    </style:style>
    <style:style style:name="P2" style:family="paragraph" style:parent-style-name="Normal">
      <style:text-properties style:font-name="Ubuntu" fo:font-size="12pt" style:text-underline-style="solid" style:text-underline-width="auto" style:text-underline-color="font-color" fo:font-weight="normal" officeooo:paragraph-rsid="000306a0" style:font-size-asian="12pt" style:font-size-complex="12pt"/>
    </style:style>
    <style:style style:name="P3" style:family="paragraph" style:parent-style-name="Normal">
      <style:paragraph-properties fo:text-align="center" style:justify-single-word="false"/>
      <style:text-properties style:font-name="Ubuntu" fo:font-size="24pt" fo:font-weight="bold" officeooo:paragraph-rsid="000306a0" style:font-size-asian="24pt" style:font-weight-asian="bold" style:font-size-complex="24pt" style:font-weight-complex="bold"/>
    </style:style>
    <style:style style:name="T1" style:family="text">
      <style:text-properties officeooo:rsid="0019269f"/>
    </style:style>
    <style:style style:name="T2" style:family="text">
      <style:text-properties officeooo:rsid="001b4423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face de la Estación</text:p>
      <text:p text:style-name="P1"/>
      <text:p text:style-name="P1">TAD est_interface (Es la Interface de la Estación como Servidor de Red, dibuja en pantalla, además de la Interfaz Gráfica),</text:p>
      <text:p text:style-name="P1"/>
      <text:p text:style-name="P1">Estructura de Datos para la interfaz grafica </text:p>
      <text:p text:style-name="P1">typedef struct {</text:p>
      <text:p text:style-name="P1"><text:s text:c="4"/>WINDOW *pAppFrame;</text:p>
      <text:p text:style-name="P1"><text:s text:c="4"/>WINDOW *pLogFrame;</text:p>
      <text:p text:style-name="P1"><text:s text:c="4"/>WINDOW *pLogWindow;</text:p>
      <text:p text:style-name="P1"><text:s text:c="4"/>WINDOW *pCmdFrame;</text:p>
      <text:p text:style-name="P1"><text:s text:c="4"/>WINDOW *pCmdWindow;</text:p>
      <text:p text:style-name="P1"><text:s text:c="3"/><text:tab/>WINDOW *pRegFrame;</text:p>
      <text:p text:style-name="P1"><text:s text:c="4"/>WINDOW *pRegWindow; </text:p>
      <text:p text:style-name="P1">} ST_APP_WINDOW;</text:p>
      <text:p text:style-name="P1"/>
      <text:p text:style-name="P1">Variable global para la interfaz grafica </text:p>
      <text:p text:style-name="P1">ST_APP_WINDOW pWin;</text:p>
      <text:p text:style-name="P1"/>
      <text:p text:style-name="P1">Estructura del tipo enum para los colores a utilizar</text:p>
      <text:p text:style-name="P1">typedef enum {RED=1, GREEN, BLUE, WHITE, YELLOW, CYAN,} COLOUR;</text:p>
      <text:p text:style-name="P1"/>
      <text:p text:style-name="P2"><text:span text:style-name="T1">Nombre de Funciones - </text:span>Operaciones:</text:p>
      <text:p text:style-name="P1"/>
      <text:p text:style-name="P1">void initUserInterface(ST_APP_WINDOW *):</text:p>
      <text:p text:style-name="P1">Funcion que Crea las ventanas de la app. Asocia colores con las ventanas, Crea en pantalla un grupo de ventanas con la siguiente estructura: Log: muestra mensajes, Cmd: permite el ingreso de comandos al usuario. param ST_APP_WINDOW * puntero a estructura que contiene las ventanas.</text:p>
      <text:p text:style-name="P1"/>
      <text:p text:style-name="P1">void drawUserInterface(ST_APP_WINDOW *):</text:p>
      <text:p text:style-name="P1">Funcion que Dibuja el Marco de la App, Ventana Log, Ventana Cmd, Ventana Reg, param ST_APP_WINDOW * puntero a estructura que contiene las ventanas.</text:p>
      <text:p text:style-name="P1"/>
      <text:p text:style-name="P1">void printWindowTitle(WINDOW *pWin, const char * message):</text:p>
      <text:p text:style-name="P1">Funcion que toma el Titulo a imprimir, <text:span text:style-name="T2">p</text:span>aram * pWin Variable global para la interfaz grafica, param * message es la Estación y su numero como titulo. </text:p>
      <text:p text:style-name="P1"/>
      <text:p text:style-name="P1">void printLog(ST_APP_WINDOW *pWindow, const char * message, COLOUR colour):</text:p>
      <text:p text:style-name="P1">Funcion que imprime en la pantalla tipo Log en la parte <text:span text:style-name="T3">superior, </text:span>param * pWindow puntero a la estructura que contiene las ventanas, param * message contiene el mensaje a imprimir, param colour de la estructura tipo enum con los colores a utilizar.</text:p>
      <text:p text:style-name="P1"/>
      <text:p text:style-name="P1">void printRegistro(ST_APP_WINDOW *pWindow, const char *message, COLOUR colour):</text:p>
      <text:p text:style-name="P1">Funcion que imprime en la parte derecha de la ventana si se conecto el tren, se utiliza en funcEstaciones.c, param * pWindow puntero a la estructura que contiene las ventanas, param * message contiene el mensaje a imprimir, param COLOUR colour es de la estructura tipo enum con los colores a utilizar.</text:p>
      <text:p text:style-name="P1"/>
      <text:p text:style-name="P1">int printEstadoTrenes(ST_APP_WINDOW *pWin , TREN trenes[]):</text:p>
      <text:p text:style-name="P1"><text:soft-page-break/>Funcion que imprime el Estado completo del Tren con todas sus variables, param * pWin Variable global para la interfaz grafica, param TREN trenes es el vector de trenes, return <text:span text:style-name="T2">un entero.</text:span></text:p>
      <text:p text:style-name="P1"/>
      <text:p text:style-name="P1">void unInitUserInterface(ST_APP_WINDOW *):</text:p>
      <text:p text:style-name="P1">Funcion que inicia el usuario de la interfaz grafica, <text:span text:style-name="T2">p</text:span>aram * variable global para la interfaz grafica.</text:p>
      <text:p text:style-name="P1"/>
      <text:p text:style-name="P1">void printEstadoEstaciones(ST_APP_WINDOW *pWin, ESTACION est[]):</text:p>
      <text:p text:style-name="P1">Funcion que imprime el Estado completo de la Estación, param * pWin Variable global para la interfaz grafica, param ESTACION est es el vector de estaciones. </text:p>
      <text:p text:style-name="P1"/>
      <text:p text:style-name="P1">void printHelp(ST_APP_WINDOW *pAppWin):</text:p>
      <text:p text:style-name="P1">Funcion que imprime la Ayuda del programa, param * pAppWin representa la Variable global para la interfaz grafica.</text:p>
      <text:p text:style-name="P1"/>
      <text:p text:style-name="P1">void clearWindow(WINDOW *pWin):</text:p>
      <text:p text:style-name="P1">Funcion que limpia la ventana de comandos y hace un refresco de pantalla, param * pWin variable global, ventana de comandos, return ERR_OK.</text:p>
      <text:p text:style-name="P1"/>
      <text:p text:style-name="P1">void clearCmdWindow(WINDOW *pWin):</text:p>
      <text:p text:style-name="P1">Funcion que limpia la ventana de comandos, param * pWin variable global, ventana de comandos, return ERR_OK. </text:p>
      <text:p text:style-name="P1"/>
      <text:p text:style-name="P1">void InterfazGrafica():</text:p>
      <text:p text:style-name="P1">Funcion para el hilo que se encarga de la interfaz grafica, param sin parámetr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s" fo:country="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07:48.840064978</meta:creation-date>
    <dc:date>2019-11-12T00:09:27.174101537</dc:date>
    <meta:editing-duration>PT1M38S</meta:editing-duration>
    <meta:editing-cycles>1</meta:editing-cycles>
    <meta:document-statistic meta:table-count="0" meta:image-count="0" meta:object-count="0" meta:page-count="2" meta:paragraph-count="41" meta:word-count="474" meta:character-count="3193" meta:non-whitespace-character-count="2725"/>
    <meta:generator>LibreOffice/6.0.7.3$Linux_X86_64 LibreOffice_project/00m0$Build-3</meta:generator>
  </office:meta>
</office:document-meta>
</file>